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zxx" fo:country="none" officeooo:rsid="001bff50" officeooo:paragraph-rsid="001bff50" style:language-asian="zxx" style:country-asian="none" style:language-complex="zxx" style:country-complex="none"/>
    </style:style>
    <style:style style:name="P2" style:family="paragraph" style:parent-style-name="Standard">
      <style:text-properties fo:language="zxx" fo:country="none" officeooo:rsid="001bff50" officeooo:paragraph-rsid="001dad83" style:language-asian="zxx" style:country-asian="none" style:language-complex="zxx" style:country-complex="none"/>
    </style:style>
    <style:style style:name="P3" style:family="paragraph" style:parent-style-name="Standard">
      <style:text-properties fo:language="zxx" fo:country="none" officeooo:rsid="001dad83" officeooo:paragraph-rsid="001dad83" style:language-asian="zxx" style:country-asian="none" style:language-complex="zxx" style:country-complex="none"/>
    </style:style>
    <style:style style:name="P4" style:family="paragraph" style:parent-style-name="Standard">
      <style:text-properties fo:language="zxx" fo:country="none" style:text-underline-style="none" fo:font-weight="normal" officeooo:rsid="001bff50" officeooo:paragraph-rsid="001bff50" style:language-asian="zxx" style:country-asian="none" style:font-weight-asian="normal" style:language-complex="zxx" style:country-complex="none" style:font-weight-complex="normal"/>
    </style:style>
    <style:style style:name="P5" style:family="paragraph" style:parent-style-name="Standard">
      <style:text-properties fo:language="zxx" fo:country="none" style:text-underline-style="none" fo:font-weight="normal" officeooo:rsid="001dad83" officeooo:paragraph-rsid="001dad83" style:language-asian="zxx" style:country-asian="none" style:font-weight-asian="normal" style:language-complex="zxx" style:country-complex="none" style:font-weight-complex="normal"/>
    </style:style>
    <style:style style:name="P6" style:family="paragraph" style:parent-style-name="Standard">
      <style:text-properties fo:language="zxx" fo:country="none" fo:font-style="italic" style:text-underline-style="solid" style:text-underline-width="auto" style:text-underline-color="font-color" fo:font-weight="normal" officeooo:rsid="001bff50" officeooo:paragraph-rsid="001bff50" style:language-asian="zxx" style:country-asian="none" style:font-style-asian="italic" style:font-weight-asian="normal" style:language-complex="zxx" style:country-complex="none" style:font-style-complex="italic" style:font-weight-complex="normal"/>
    </style:style>
    <style:style style:name="P7" style:family="paragraph" style:parent-style-name="Standard">
      <style:text-properties fo:language="zxx" fo:country="none" fo:font-style="italic" style:text-underline-style="solid" style:text-underline-width="auto" style:text-underline-color="font-color" fo:font-weight="normal" officeooo:rsid="001dad83" officeooo:paragraph-rsid="001dad83" style:language-asian="zxx" style:country-asian="none" style:font-style-asian="italic" style:font-weight-asian="normal" style:language-complex="zxx" style:country-complex="none" style:font-style-complex="italic" style:font-weight-complex="normal"/>
    </style:style>
    <style:style style:name="P8" style:family="paragraph" style:parent-style-name="Standard">
      <style:text-properties fo:language="zxx" fo:country="none" fo:font-style="italic" style:text-underline-style="solid" style:text-underline-width="auto" style:text-underline-color="font-color" officeooo:rsid="001dad83" officeooo:paragraph-rsid="001dad83" style:language-asian="zxx" style:country-asian="none" style:font-style-asian="italic" style:language-complex="zxx" style:country-complex="none" style:font-style-complex="italic"/>
    </style:style>
    <style:style style:name="P9" style:family="paragraph" style:parent-style-name="Standard">
      <style:text-properties fo:language="zxx" fo:country="none" style:text-underline-style="solid" style:text-underline-width="auto" style:text-underline-color="font-color" fo:font-weight="bold" officeooo:rsid="001bff50" officeooo:paragraph-rsid="001bff50" style:language-asian="zxx" style:country-asian="none" style:font-weight-asian="bold" style:language-complex="zxx" style:country-complex="none" style:font-weight-complex="bold"/>
    </style:style>
    <style:style style:name="P10" style:family="paragraph" style:parent-style-name="Standard">
      <style:text-properties fo:language="zxx" fo:country="none" style:text-underline-style="solid" style:text-underline-width="auto" style:text-underline-color="font-color" fo:font-weight="bold" officeooo:rsid="001dad83" officeooo:paragraph-rsid="001dad83" style:language-asian="zxx" style:country-asian="none" style:font-weight-asian="bold" style:language-complex="zxx" style:country-complex="none" style:font-weight-complex="bold"/>
    </style:style>
    <style:style style:name="P11" style:family="paragraph" style:parent-style-name="Standard">
      <style:text-properties fo:language="zxx" fo:country="none" fo:font-style="normal" style:text-underline-style="none" fo:font-weight="normal" officeooo:rsid="001bff50" officeooo:paragraph-rsid="001bff50" style:language-asian="zxx" style:country-asian="none" style:font-style-asian="normal" style:font-weight-asian="normal" style:language-complex="zxx" style:country-complex="none" style:font-style-complex="normal" style:font-weight-complex="normal"/>
    </style:style>
    <style:style style:name="P12" style:family="paragraph" style:parent-style-name="Standard">
      <style:text-properties fo:language="zxx" fo:country="none" fo:font-style="normal" style:text-underline-style="none" officeooo:rsid="001dad83" officeooo:paragraph-rsid="001dad83" style:language-asian="zxx" style:country-asian="none" style:font-style-asian="normal" style:language-complex="zxx" style:country-complex="none" style:font-style-complex="normal"/>
    </style:style>
    <style:style style:name="P13" style:family="paragraph" style:parent-style-name="Standard">
      <style:paragraph-properties fo:break-before="page"/>
      <style:text-properties fo:language="zxx" fo:country="none" fo:font-weight="bold" officeooo:rsid="001e4915" officeooo:paragraph-rsid="001e4915" style:language-asian="zxx" style:country-asian="none" style:font-weight-asian="bold" style:language-complex="zxx" style:country-complex="none" style:font-weight-complex="bold"/>
    </style:style>
    <style:style style:name="P14" style:family="paragraph" style:parent-style-name="Standard">
      <style:text-properties fo:language="zxx" fo:country="none" fo:font-weight="bold" officeooo:rsid="001e4915" officeooo:paragraph-rsid="001e4915" style:language-asian="zxx" style:country-asian="none" style:font-weight-asian="bold" style:language-complex="zxx" style:country-complex="none" style:font-weight-complex="bold"/>
    </style:style>
    <style:style style:name="P15" style:family="paragraph" style:parent-style-name="Standard" style:list-style-name="L1">
      <style:text-properties fo:language="zxx" fo:country="none" officeooo:rsid="001dad83" officeooo:paragraph-rsid="001dbb29" style:language-asian="zxx" style:country-asian="none" style:language-complex="zxx" style:country-complex="none"/>
    </style:style>
    <style:style style:name="P16" style:family="paragraph" style:parent-style-name="Standard" style:list-style-name="L1">
      <style:text-properties fo:language="zxx" fo:country="none" officeooo:rsid="001dad83" officeooo:paragraph-rsid="001dad83" style:language-asian="zxx" style:country-asian="none" style:language-complex="zxx" style:country-complex="none"/>
    </style:style>
    <style:style style:name="P17" style:family="paragraph" style:parent-style-name="Standard" style:list-style-name="L1">
      <style:text-properties fo:language="zxx" fo:country="none" officeooo:rsid="001dbb29" officeooo:paragraph-rsid="001dbb29" style:language-asian="zxx" style:country-asian="none" style:language-complex="zxx" style:country-complex="none"/>
    </style:style>
    <style:style style:name="P18" style:family="paragraph" style:parent-style-name="Standard">
      <style:text-properties fo:language="zxx" fo:country="none" officeooo:rsid="000e1a2e" officeooo:paragraph-rsid="00203aa5" style:language-asian="zxx" style:country-asian="none" style:language-complex="zxx" style:country-complex="none"/>
    </style:style>
    <style:style style:name="P19" style:family="paragraph" style:parent-style-name="Standard">
      <style:text-properties fo:language="zxx" fo:country="none" fo:font-weight="bold" officeooo:rsid="001f2db7" officeooo:paragraph-rsid="001f2db7" style:language-asian="zxx" style:country-asian="none" style:font-weight-asian="bold" style:language-complex="zxx" style:country-complex="none" style:font-weight-complex="bold"/>
    </style:style>
    <style:style style:name="P20" style:family="paragraph" style:parent-style-name="Standard" style:list-style-name="L5">
      <style:text-properties fo:language="zxx" fo:country="none" fo:font-weight="bold" officeooo:rsid="001f2db7" officeooo:paragraph-rsid="001f2db7" style:language-asian="zxx" style:country-asian="none" style:font-weight-asian="bold" style:language-complex="zxx" style:country-complex="none" style:font-weight-complex="bold"/>
    </style:style>
    <style:style style:name="P21" style:family="paragraph" style:parent-style-name="Standard" style:list-style-name="L6">
      <style:text-properties fo:language="zxx" fo:country="none" fo:font-weight="bold" officeooo:rsid="001f2db7" officeooo:paragraph-rsid="001f2db7" style:language-asian="zxx" style:country-asian="none" style:font-weight-asian="bold" style:language-complex="zxx" style:country-complex="none" style:font-weight-complex="bold"/>
    </style:style>
    <style:style style:name="P22" style:family="paragraph" style:parent-style-name="Standard" style:list-style-name="L2">
      <style:text-properties fo:language="zxx" fo:country="none" fo:font-weight="normal" officeooo:rsid="001e4915" officeooo:paragraph-rsid="001e4915" style:language-asian="zxx" style:country-asian="none" style:font-weight-asian="normal" style:language-complex="zxx" style:country-complex="none" style:font-weight-complex="normal"/>
    </style:style>
    <style:style style:name="P23" style:family="paragraph" style:parent-style-name="Standard" style:list-style-name="L3">
      <style:text-properties fo:language="zxx" fo:country="none" fo:font-weight="normal" officeooo:rsid="001e4915" officeooo:paragraph-rsid="001e4915" style:language-asian="zxx" style:country-asian="none" style:font-weight-asian="normal" style:language-complex="zxx" style:country-complex="none" style:font-weight-complex="normal"/>
    </style:style>
    <style:style style:name="P24" style:family="paragraph" style:parent-style-name="Standard" style:list-style-name="L4">
      <style:text-properties fo:language="zxx" fo:country="none" fo:font-weight="normal" officeooo:rsid="001e4915" officeooo:paragraph-rsid="001e4915" style:language-asian="zxx" style:country-asian="none" style:font-weight-asian="normal" style:language-complex="zxx" style:country-complex="none" style:font-weight-complex="normal"/>
    </style:style>
    <style:style style:name="P25" style:family="paragraph" style:parent-style-name="Standard">
      <style:text-properties fo:language="zxx" fo:country="none" fo:font-weight="normal" officeooo:rsid="001e4915" officeooo:paragraph-rsid="001e4915" style:language-asian="zxx" style:country-asian="none" style:font-weight-asian="normal" style:language-complex="zxx" style:country-complex="none" style:font-weight-complex="normal"/>
    </style:style>
    <style:style style:name="P26" style:family="paragraph" style:parent-style-name="Standard">
      <style:text-properties fo:language="zxx" fo:country="none" style:text-underline-style="solid" style:text-underline-width="auto" style:text-underline-color="font-color" fo:font-weight="bold" officeooo:rsid="001bff50" officeooo:paragraph-rsid="001bff50" style:language-asian="zxx" style:country-asian="none" style:font-weight-asian="bold" style:language-complex="zxx" style:country-complex="none"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officeooo:rsid="001dad83"/>
    </style:style>
    <style:style style:name="T5" style:family="text">
      <style:text-properties fo:font-weight="normal" style:font-weight-asian="normal" style:font-weight-complex="normal"/>
    </style:style>
    <style:style style:name="T6" style:family="text">
      <style:text-properties fo:font-weight="normal" style:font-weight-asian="normal" style:font-weight-complex="normal" loext:padding="0.049cm" loext:border="0.06pt solid #e3e3e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Qué es una base de datos de oracle?</text:p>
      <text:p text:style-name="P18">Una base de datos de Oracle es un sistema de gestión de bases de datos relacional (RDBMS). Se utiliza para almacenar, organizar y gestionar grandes cantidades de datos de manera eficiente y segura. Es conocida por su capacidad de escalabilidad, confiabilidad y rendimiento, y es ampliamente utilizada en entornos empresariales para respaldar aplicaciones críticas.</text:p>
      <text:p text:style-name="P18"/>
      <text:p text:style-name="P18">¿Que es un índice en Oracle?</text:p>
      <text:p text:style-name="P18">Es una estructura que mejora la velocidad de recuperación de datos de una tabla. Funciona de manera similar a un índice alfabético en un libro , proporcionando un medio eficiente para acceder a registros específicos sin tener que buscar a través de todos los datos de la tabla.</text:p>
      <text:p text:style-name="P18"/>
      <text:p text:style-name="P18">¿Por que se usa índices?</text:p>
      <text:p text:style-name="P18">Los indices se utilizan para acelerar las consultas y búsquedas en una base de datos. Cuando ejecutas una consulta que incluye una condición de búsqueda, el motor de la base de datos puede utilizar el índice para localizar rápidamente los registros que cumplen con esa condición, en lugar de tener que examinar cada registro de la tabla. Esto mejora significativamente el rendimiento de las consultas, especialmente en tablas grandes.</text:p>
      <text:p text:style-name="P18">Sin embargo, los índices también pueden tener impactos negativos en el rendimiento durantes las operaciones de escritura (inserciones, actualizaciones y eliminaciones), ya que cada cambio en los datos puede requerir actualizaciones adicionales en los índices. Por lo tanto, la creación y gestión de índices deben equilibrarse según los requisitos específicos de rendimiento y las operaciones realizadas en la base de datos.</text:p>
      <text:p text:style-name="P9"/>
      <text:p text:style-name="P9">ESTRUCTURA EN LOCAL</text:p>
      <text:p text:style-name="P1"><text:span text:style-name="T1"><text:line-break/></text:span><text:span text:style-name="T3">INSTANCIA</text:span></text:p>
      <text:p text:style-name="P4">Es un conjunto de procesos de memoria y estructuras de datos que operan <text:span text:style-name="T4">en el servidor</text:span>. <text:span text:style-name="T4">Esta instancia es responsable de gestionar y controlar la base de datos Oracle. Incluye varios componenetes como el proceso de fondo (background process), el área de memoria compartida (shared memory area), el área de Programa Global de Memoria (PGA) que contine la información de sesión, y el Área Global del Sistema (SGA) que contiene la caché del diccionario de datos, la caché de bloques y otras estructuras de memoria importantes.</text:span></text:p>
      <text:p text:style-name="P4"/>
      <text:p text:style-name="P6">TABLESPACES</text:p>
      <text:p text:style-name="P5">Son contenedores lógicos en los que se organizan y almacenan los objetos de la base de datos Oracle. Cada tablespace contiene uno o varios datafiles, y cada tablespace se utiliza para almacenar un tipo específico de datos o para separar los datos lógicamente. Puede haber tablespaces para almacenar datos del sistema, datos de usuario, índices, datos temporales, entre otros.</text:p>
      <text:p text:style-name="P5"/>
      <text:p text:style-name="P7">DATAFILES</text:p>
      <text:p text:style-name="P5">Son archivos físicos en el sistema de archivos del servidor que almacenan los datos reales de la base de datos Oracle. Cada datafile pertenece a un tablespace y almacena los datos correspondientes a ese tablespace.</text:p>
      <text:p text:style-name="P5">Los datafiles se utilizan para almacenar los datos de las tablas, índices y otros objetos de la base de datos.</text:p>
      <text:p text:style-name="P5"/>
      <text:p text:style-name="P7">TABLAS, ÍNDICES</text:p>
      <text:p text:style-name="P5">Las tablas son objetos de la base de datos que almacenan los datos en filas y columnas. Los datos de las tablas se almacenan en los datafiles correspondientes a los tablespaces donde residen las tablas.</text:p>
      <text:p text:style-name="P5">Los índices son estructuras que mejoran el rendimiento de las consultas al permitir un acceso rápido a los datos. Al igual que las tablas, los índices se almacenan físicamente en los datafiles asociados a los tablespaces donde residen los índices.</text:p>
      <text:p text:style-name="P4"><text:soft-page-break/></text:p>
      <text:p text:style-name="P1"/>
      <text:p text:style-name="P9">ESTRUCURA EN LA NUBE</text:p>
      <text:p text:style-name="P1"/>
      <text:p text:style-name="P6">DBCS</text:p>
      <text:p text:style-name="P4">Accedes a la base de datos a través de un servicio de bases de datos en la nube. Este servicio proporciona una infraestructura y una plataforma gestionada para alojar y ejecutar bases de datos Oracle en la nube. </text:p>
      <text:p text:style-name="P1"/>
      <text:p text:style-name="P6">CDB</text:p>
      <text:p text:style-name="P11">Dentro del servicio de base de datos en la nube, se puede crear un Contendedor de Base de Datos(CDB) principal. El CDB es similar a una instancia de base de datos en local, pero está adaptado al entorno en la nube. <text:span text:style-name="T4">Puede contener uno o más Pluggable Databases(PDBs)</text:span></text:p>
      <text:p text:style-name="P1"><text:span text:style-name="T2"><text:line-break/></text:span><text:span text:style-name="T3">PDB</text:span><text:line-break/><text:span text:style-name="T4">Los PDBs son bases de datos pluggable que se pueden enchufar o desenchufar del CDB. Cada PDB es una base de datos autónoma con su propio conjunto de archivos de datos, estructuras y parámetros de configuración. </text:span>Un PDB permite la consolidación de múltiples bases de datos en una única instancia de base de datos.</text:p>
      <text:p text:style-name="P1"/>
      <text:p text:style-name="P8">TABLESPACES</text:p>
      <text:p text:style-name="P2"><text:span text:style-name="T4">Dentro de cada PDB, puedes tener tablespaces que actúan como contenedores lógicos para los objetos de la base de datos. Cada tablespace tiene su propio conjunto de datafiles que almacenan físicamente los datos de la base de datos, como las tablas y indices.</text:span></text:p>
      <text:p text:style-name="P2"/>
      <text:p text:style-name="P8">DATAFILES</text:p>
      <text:p text:style-name="P2"><text:span text:style-name="T4">Los datafiles son archivos físicos en el sistema de archivos del servidor que almacenan los datos de la base de datos de Oracle. Cada tablespace está compuesto por uno o más datafiles que almacenan físicamente los datos de la base de datos</text:span><text:line-break/></text:p>
      <text:p text:style-name="P8">TABLAS Y ÍNDICES</text:p>
      <text:p text:style-name="P12">Pertenecen a los datafiles</text:p>
      <text:p text:style-name="P3">- Las tablas son objetos de la base de datos que almacenan los datos en filas y columnas. Los datos de las tablas se almacenan físicamente en los datafiles correspondientes a los tablespaces donde residen las tablas.</text:p>
      <text:p text:style-name="P3">- Los índices son estructuras que mejoran el rendimiento de las consultas al permitir un acceso rápido a los datos. Los índices también se almacenan físicamente en los datafiles y están asociados a las tablas</text:p>
      <text:p text:style-name="P3"/>
      <text:p text:style-name="P3"/>
      <text:p text:style-name="P3"/>
      <text:p text:style-name="P3"/>
      <text:p text:style-name="P10">RMAN</text:p>
      <text:p text:style-name="P3">RMAN (Recovery Manager) es una herramienta de administración de copias de seguridad y recuperación para bases de datos Oracle. Es una utilidad integrada en Oracle Database que facilita la gestión y el mantenimiento de copias de seguridad de la base de datos, así como la recuperación de datos en caso de fallas. Funciones principales:</text:p>
      <text:list text:style-name="L1">
        <text:list-item>
          <text:p text:style-name="P15">Copia de seguridad de la base de datos: </text:p>
          <text:list>
            <text:list-item>
              <text:p text:style-name="P15">RMAN puede realizar compias de seguridad completas, incrementales y diferenciales de la base de datos Oracle, así como de tablespaces, archivos de datos individuales y otros componenetes de la base de datos.</text:p>
            </text:list-item>
          </text:list>
        </text:list-item>
        <text:list-item>
          <text:p text:style-name="P16">Recuperación de datos: </text:p>
          <text:list>
            <text:list-item>
              <text:p text:style-name="P17"><text:soft-page-break/>En caso de falla del sistema o pérdida de datos, RMAN puede recuperar los datos de las copias de seguridad almacenadas de manera consistente y eficiente. Puede realizar recuperaciones completas, hasta un punto en el tiempo específico (point in time recovery), recuperación de bloques dañados, entre otros.</text:p>
            </text:list-item>
          </text:list>
        </text:list-item>
        <text:list-item>
          <text:p text:style-name="P17">Gestión del catálogo de recuperación:</text:p>
          <text:list>
            <text:list-item>
              <text:p text:style-name="P17">RMAN puede utilizar un catálogo de recuperación para almacenar información sobre las copias de seguridad. Los registros de archivado y otros metadatos relacionados con la base de datos. El catálogo de recuperación proporciona una gestión centralizada de las copias de seguridad y facilita la recuperación en caso de desastres</text:p>
            </text:list-item>
          </text:list>
        </text:list-item>
        <text:list-item>
          <text:p text:style-name="P17">Optimización de copias de seguridad:</text:p>
          <text:list>
            <text:list-item>
              <text:p text:style-name="P17">RMAN proporciona opciones para optimizar el rendimiento de las copias de seguridad, como la compresión de datos, la paralelización de tareas y la gestión de canales de copia de seguridad</text:p>
            </text:list-item>
          </text:list>
        </text:list-item>
        <text:list-item>
          <text:p text:style-name="P17">Integración con Oracle Enterprise Manager (OEM):</text:p>
          <text:list>
            <text:list-item>
              <text:p text:style-name="P17">RMAN está integrado con Oracle Enterprise Manager, lo que facilita la administración de copias de seguridad y recuperación a través de una interfaz gráfica de usuario</text:p>
            </text:list-item>
          </text:list>
        </text:list-item>
      </text:list>
      <text:p text:style-name="P13">Secuencia (Sequence)<text:span text:style-name="T5">:</text:span></text:p>
      <text:list text:style-name="L2">
        <text:list-item>
          <text:p text:style-name="P22">Una secuencia es un objeto de base de datos que genera una serie de números secuenciales de forma automática. Se utiliza comúnmente para generar valores únicos de clave primaria en tablas, pero también puede ser utilizada en otros contextos donde se requiera un valor único y secuencial.</text:p>
        </text:list-item>
        <text:list-item>
          <text:p text:style-name="P22">Por ejemplo, una secuencia puede generar números secuenciales como 1,2,3,4..., que luego pueden ser utilizados para asignar identificadores únicos a filas en una tabla.</text:p>
        </text:list-item>
      </text:list>
      <text:p text:style-name="P14"><text:span text:style-name="T6">CREATE</text:span><text:span text:style-name="T5"> SEQUENCE nombre_secuencia </text:span></text:p>
      <text:p text:style-name="P14"><text:span text:style-name="T5"><text:tab/>[INCREMENT </text:span><text:span text:style-name="T6">BY</text:span><text:span text:style-name="T5"> valor_incremento] </text:span></text:p>
      <text:p text:style-name="P14"><text:span text:style-name="T5"><text:tab/>[</text:span><text:span text:style-name="T6">START</text:span><text:span text:style-name="T5"> </text:span><text:span text:style-name="T6">WITH</text:span><text:span text:style-name="T5"> valor_inicial] </text:span></text:p>
      <text:p text:style-name="P14"><text:span text:style-name="T5"><text:tab/>[MAXVALUE valor_maximo </text:span><text:span text:style-name="T6">|</text:span><text:span text:style-name="T5"> NOMAXVALUE] </text:span></text:p>
      <text:p text:style-name="P14"><text:span text:style-name="T5"><text:tab/>[MINVALUE valor_minimo </text:span><text:span text:style-name="T6">|</text:span><text:span text:style-name="T5"> NOMINVALUE] </text:span></text:p>
      <text:p text:style-name="P14"><text:span text:style-name="T5"><text:tab/>[</text:span><text:span text:style-name="T6">CYCLE</text:span><text:span text:style-name="T5"> </text:span><text:span text:style-name="T6">|</text:span><text:span text:style-name="T5"> NOCYCLE]</text:span></text:p>
      <text:p text:style-name="P14"><text:span text:style-name="T5"><text:tab/> [CACHE cantidad_cache </text:span><text:span text:style-name="T6">|</text:span><text:span text:style-name="T5"> NOCACHE]; </text:span></text:p>
      <text:p text:style-name="P14"><text:span text:style-name="T5"/></text:p>
      <text:p text:style-name="P14"><text:span text:style-name="T5"/></text:p>
      <text:p text:style-name="P14">Sinónimo (Synonym):</text:p>
      <text:list text:style-name="L3">
        <text:list-item>
          <text:p text:style-name="P23">Un sinónimo es un objeto de base de datos que proporciona un alñias o nombre alternativo para otro objeto de bases de datos, como una tabla, vista, secuencia, procedimiento almacenado, etc. Los sinónimos son utiles para simplificar el acceso a objetos de base de datos y para proporcionar una capa de abstracción entre los usuarios y los objetos subyacentes.</text:p>
        </text:list-item>
        <text:list-item>
          <text:p text:style-name="P23">Por ejemplo, un sinónimo puede ser creado para una tabla largamente nombrada para facilitar su referencia en consultas o scripts.</text:p>
        </text:list-item>
      </text:list>
      <text:p text:style-name="P14"><text:span text:style-name="T5"/></text:p>
      <text:p text:style-name="P14">Vista (View)<text:span text:style-name="T5">:</text:span></text:p>
      <text:list text:style-name="L4">
        <text:list-item>
          <text:p text:style-name="P24">Una vista es una consulta almacenada como objeto de base de datos. Define una tabla virtual que consiste en filas y columnas derivadas de una o más tablas base u otras vistas. Las vistas se utilizan para simplificar consultas complejas, ocultar detalles de implementación de la base de datos, y proporcionar una capa adicional de seguridad y abstracción.</text:p>
        </text:list-item>
        <text:list-item>
          <text:p text:style-name="P24">Por ejemplo, una vista puede ser creada para mostrar sólo ciertas columnas de una tabla o para unir varias tablas en una sola vista lógica.</text:p>
        </text:list-item>
      </text:list>
      <text:p text:style-name="P25"/>
      <text:p text:style-name="P19">Esquemas<text:span text:style-name="T5">:</text:span></text:p>
      <text:p text:style-name="P19"><text:span text:style-name="T5">En oracle un esquema se puede referir a varios conceptos:</text:span></text:p>
      <text:list text:style-name="L5">
        <text:list-item>
          <text:p text:style-name="P20"><text:span text:style-name="T5">Colección de objetos de base de datos</text:span></text:p>
          <text:list>
            <text:list-item>
              <text:p text:style-name="P20"><text:span text:style-name="T5">Una colección lógica de objetos de base de datos relacionados, como tablas, vistas, secuencias, procedimientos almacenados, sinónimos, etc. Estos objetos están asociados a un usuario específico de la base de datos y se almacenan en el espacio de nombres de ese usuario</text:span></text:p>
            </text:list-item>
          </text:list>
        </text:list-item>
        <text:list-item>
          <text:p text:style-name="P20"><text:span text:style-name="T5">Usuario de base de datos:</text:span></text:p>
          <text:list>
            <text:list-item>
              <text:p text:style-name="P20"><text:span text:style-name="T5">En unos casos se utiliza de manera intercambiable con el concepto de usuario de base de datos en Oracle. Cada usuario de la base de datos tiene su propio esquema, que consiste en los objetos de base de datos que el usuario ha creado o a los que tiene acceso</text:span></text:p>
            </text:list-item>
          </text:list>
        </text:list-item>
        <text:list-item>
          <text:p text:style-name="P20"><text:span text:style-name="T5">Espacio de nombres de usuario:</text:span></text:p>
          <text:list>
            <text:list-item>
              <text:p text:style-name="P20"><text:span text:style-name="T5">En un sentido más técnico, un esquema en Oracle también se refiere al espacio de nombres o el contexto en el que residen los objetos de base de datos de un usuario específico. Esto incluye las tablas, vistas, procedimientos almacenados y otros objetos creados por ese usuario.</text:span></text:p>
              <text:p text:style-name="P20"><text:span text:style-name="T5"/></text:p>
              <text:p text:style-name="P20"><text:span text:style-name="T5"/></text:p>
            </text:list-item>
          </text:list>
        </text:list-item>
        <text:list-item>
          <text:p text:style-name="P20"><text:soft-page-break/><text:span text:style-name="T5">Contenedor lógico de objetos relacionados:</text:span></text:p>
          <text:list>
            <text:list-item>
              <text:p text:style-name="P20"><text:span text:style-name="T5">Puede entenderse como un contenedor lógiico de objetos de base de datos relacionados, que están organizados y gestionados de manera coherente para satisfacer las necesidades de una aplicación específica o de un área funcional de la base de datos</text:span></text:p>
            </text:list-item>
          </text:list>
        </text:list-item>
      </text:list>
      <text:p text:style-name="P19"><text:span text:style-name="T5"/></text:p>
      <text:p text:style-name="P19">UNDO<text:span text:style-name="T5">:</text:span></text:p>
      <text:p text:style-name="P19"><text:span text:style-name="T5">Es una región de la base de datos que almacena información necesaria para deshacer o revertir cambios realizados en la base de datos. El sistema de "undo" de Oracle se utiliza principalmente para mantener la consistencia de los datos y para soportar características como transacciones ACID(atomocidad, consistencia, aislamiento y durabilidad)</text:span></text:p>
      <text:p text:style-name="P19"><text:span text:style-name="T5"/></text:p>
      <text:list text:style-name="L6">
        <text:list-item>
          <text:p text:style-name="P21"><text:span text:style-name="T5">Registro de cambios: UNDO registra los cambios realizados en la base de datos durante una transacción en curso. Esto incluye los valores anteriores de los datos modificados, así como información sobre las operaciones realizadas (inserciones, actualizaciones, eliminaciones).</text:span></text:p>
        </text:list-item>
        <text:list-item>
          <text:p text:style-name="P21"><text:span text:style-name="T5">Soporte para transacciones: Es fundamental para soportar las propiedades ACID de las transacciones en Oracle. Permite deshacer cambios no confirmados en caso de que una transacción se deshaga (rollback), garantizando que la base de datos mantenga su integridad y consistencia.</text:span></text:p>
        </text:list-item>
        <text:list-item>
          <text:p text:style-name="P21"><text:span text:style-name="T5">Manejo de concurrencia: Undo se utiliza para proporcionar aislamiento entre las transacciones concurrentes. Cada transacción tiene su propia área de undo, lo que permite que múltiples transacciones trabajen de forma independiente sin afectar los cambios realizados por otras transacciones.</text:span></text:p>
        </text:list-item>
        <text:list-item>
          <text:p text:style-name="P21"><text:span text:style-name="T5">Gestion automática: Undo puede ser gestionado de forma automática por el sistema (gestion automática de espacio undo) od e forma manual por los administradores de la base de datos. La gestión automática de espacio de undo ajusta drásticamente elñ tamañio undo segun las necesidades de la base de datos.</text:span></text:p>
        </text:list-item>
        <text:list-item>
          <text:p text:style-name="P21"><text:span text:style-name="T5">Espacio de almacenamiento: Undoi almacena en segmentos de undo en la base de datos. Estos segmentos pueden ser temporales o persistentes, dependiendo de la configuración y el tipo de transacciones que se están ejecutando.</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6T10:34:16.490894877</meta:creation-date>
    <dc:date>2024-02-19T09:03:36.680000000</dc:date>
    <meta:editing-duration>PT5H13M53S</meta:editing-duration>
    <meta:editing-cycles>6</meta:editing-cycles>
    <meta:generator>LibreOffice/7.6.4.1$Windows_X86_64 LibreOffice_project/e19e193f88cd6c0525a17fb7a176ed8e6a3e2aa1</meta:generator>
    <meta:document-statistic meta:table-count="0" meta:image-count="0" meta:object-count="0" meta:page-count="5" meta:paragraph-count="79" meta:word-count="1868" meta:character-count="11533" meta:non-whitespace-character-count="9754"/>
  </office:meta>
</office:document-meta>
</file>